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Heading">ĐƠN XIN NỘP MUỘN HỌC PHÍ</text:h>
      <text:p text:style-name="Normal"/>
      <text:p text:style-name="Normal"><text:span text:style-name="Bold">Kính gửi: </text:span>Ban Giám hiệu Trường [Tên Trường]</text:p>
      <text:p text:style-name="Normal"><text:span text:style-name="Bold">Kính gửi: </text:span>Phòng Công tác Sinh viên</text:p>
      <text:p text:style-name="Normal"><text:span text:style-name="Bold">Kính gửi: </text:span>Phòng Kế hoạch - Tài chính</text:p>
      <text:p text:style-name="Normal"/>
      <text:p text:style-name="Normal">Tôi tên là: [Họ và tên sinh viên]</text:p>
      <text:p text:style-name="Normal">Mã số sinh viên: [Mã số sinh viên]</text:p>
      <text:p text:style-name="Normal">Ngày sinh: [Ngày sinh]</text:p>
      <text:p text:style-name="Normal">Lớp: [Tên lớp]</text:p>
      <text:p text:style-name="Normal">Khoa: [Tên khoa]</text:p>
      <text:p text:style-name="Normal">Số điện thoại liên hệ: [Số điện thoại]</text:p>
      <text:p text:style-name="Normal">Email: [Địa chỉ email]</text:p>
      <text:p text:style-name="Normal"/>
      <text:p text:style-name="Normal">Tôi viết đơn này kính mong Ban Giám hiệu, Phòng Công tác Sinh viên và Phòng Kế hoạch - Tài chính xem xét cho phép tôi được nộp muộn học phí học kỳ [Học kỳ], năm học [Năm học] với lý do như sau:</text:p>
      <text:p text:style-name="Normal">[Nêu rõ lý do nộp muộn học phí, ví dụ: hoàn cảnh gia đình khó khăn đột xuất, chưa xoay sở kịp tài chính, v.v...]</text:p>
      <text:p text:style-name="Normal">Thời gian dự kiến nộp học phí: [Ngày dự kiến nộp học phí]</text:p>
      <text:p text:style-name="Normal">Tôi xin cam đoan sẽ hoàn thành việc nộp học phí đúng thời hạn đã cam kết. Kính mong nhận được sự chấp thuận từ quý Trường.</text:p>
      <text:p text:style-name="Normal">Tôi xin chân thành cảm ơn.</text:p>
      <text:p text:style-name="Normal"/>
      <text:p text:style-name="RightAlign">Ngày [Ngày], tháng [Tháng], năm [Năm]</text:p>
      <text:p text:style-name="BoldRightAlign">Người làm đơn</text:p>
      <text:p text:style-name="RightAlign">(Ký và ghi rõ họ tên)</text:p>
      <text:p text:style-name="Normal"/>
      <text:p text:style-name="Normal"/>
      <text:p text:style-name="RightAlign">[Họ và tên]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ing" style:family="paragraph" style:display-name="Heading">
      <style:text-properties fo:font-size="16pt" fo:font-weight="bold"/>
      <style:paragraph-properties fo:text-align="center"/>
    </style:style>
    <style:style style:name="Normal" style:family="paragraph" style:display-name="Normal">
      <style:text-properties fo:font-size="12pt"/>
      <style:paragraph-properties fo:text-align="justify"/>
    </style:style>
    <style:style style:name="Bold" style:family="text" style:display-name="Bold">
      <style:text-properties fo:font-weight="bold"/>
    </style:style>
    <style:style style:name="RightAlign" style:family="paragraph" style:display-name="RightAlign">
      <style:paragraph-properties fo:text-align="right"/>
    </style:style>
    <style:style style:name="BoldRightAlign" style:family="paragraph" style:display-name="BoldRightAlign">
      <style:text-properties fo:font-weight="bold"/>
      <style:paragraph-properties fo:text-align="righ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